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HIGH PRESSURE CO2 GUN</text:span></text:p>
      <text:p text:style-name="Text_20_body">The CO2 Gun is a handheld gun which can blast white cryogenic fog plumes. The CO2 Gun is a new innovative an spectacular eye catcher for DJ’s and dancers! The CO2 Gun must be connected to a CO2 cylinder (liquid CO2) by using a flexible high pressure CO2 hose.</text:p>
      <text:p text:style-name="Standard"/>
      <text:p text:style-name="Standard"/>
      <text:p text:style-name="Text_20_body">With the CO2 Gun one can blow smoke plumes of CO2 gas (carbon dioxide) into the air. This creates a special, surprising and spectacular effect. The CO2 Gun is not suitable for blowing away obj ects or for purposes other than those described above.</text:p>
      <text:p text:style-name="Text_20_body"><text:span text:style-name="Strong_20_Emphasis">Specifications</text:span></text:p>
      <text:list xml:id="list8217093305619391954" text:style-name="L1">
        <text:list-item>
          <text:p text:style-name="P2">Size  : 57x21x7 cm </text:p>
        </text:list-item>
        <text:list-item>
          <text:p text:style-name="P2">Weight  : 1.5 kg </text:p>
        </text:list-item>
        <text:list-item>
          <text:p text:style-name="P2">Service  : Manual </text:p>
        </text:list-item>
        <text:list-item>
          <text:p text:style-name="P2">Consumption/Capacity  : CO2 (liquid with a dip pipe) </text:p>
        </text:list-item>
        <text:list-item>
          <text:p text:style-name="P1">Output  : depending on the hummidity approx. 8 m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3S</meta:editing-duration>
    <meta:editing-cycles>3</meta:editing-cycles>
    <meta:generator>OpenOffice/4.1.1$Win32 OpenOffice.org_project/411m6$Build-9775</meta:generator>
    <dc:date>2018-02-25T22:58:44.09</dc:date>
    <meta:document-statistic meta:table-count="0" meta:image-count="0" meta:object-count="0" meta:page-count="1" meta:paragraph-count="9" meta:word-count="131" meta:character-count="702"/>
    <dc:creator>Marti </dc:creator>
    <meta:user-defined meta:name="Info 1"/>
    <meta:user-defined meta:name="Info 2"/>
    <meta:user-defined meta:name="Info 3"/>
    <meta:user-defined meta:name="Info 4"/>
  </office:meta>
</office:document-meta>
</file>